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ow do you represent computer code in HTML?</text:p>
      <text:p text:style-name="Text_20_body">The inline code element is used to represent short snippets of code inside text. Common use cases for the code element would be for technical articles and documentation pages.</text:p>
      <text:p text:style-name="Text_20_body">Here is an example of using the <text:span text:style-name="Source_20_Text">code</text:span> element to show a CSS code snippet:</text:p>
      <text:p text:style-name="Preformatted_20_Text"><text:span text:style-name="Source_20_Text">&lt;p&gt;</text:span></text:p>
      <text:p text:style-name="Preformatted_20_Text"><text:span text:style-name="Source_20_Text"><text:s text:c="2"/>To set the text color to blue in CSS, use the following code:</text:span></text:p>
      <text:p text:style-name="Preformatted_20_Text"><text:span text:style-name="Source_20_Text"><text:s text:c="2"/>&lt;code&gt;color: blue;&lt;/code&gt;</text:span></text:p>
      <text:p text:style-name="P1"><text:span text:style-name="Source_20_Text">&lt;/p&gt;</text:span></text:p>
      <text:p text:style-name="Text_20_body">In this example, the CSS <text:span text:style-name="Source_20_Text">color</text:span> property is used to set the text color to <text:span text:style-name="Source_20_Text">blue</text:span>. By wrapping this code snippet inside <text:span text:style-name="Source_20_Text">&lt;code&gt;</text:span> tags, it communicates to the browser that the text is a piece of inline code.</text:p>
      <text:p text:style-name="Text_20_body">The browser will apply default styles for content inside of the <text:span text:style-name="Source_20_Text">code</text:span> element. The default styling is a monospaced font.</text:p>
      <text:p text:style-name="Text_20_body">The <text:span text:style-name="Source_20_Text">code</text:span> element is meant to represent a single line of code. If you want to represent multiple lines of code, you will need to place a <text:span text:style-name="Source_20_Text">code</text:span> element inside a preformatted text element.</text:p>
      <text:p text:style-name="Text_20_body">The preformatted text element is used to represent preformatted text. Here is an example of using the preformatted text element to show a CSS declaration:</text:p>
      <text:p text:style-name="Preformatted_20_Text"><text:span text:style-name="Source_20_Text">&lt;pre&gt;</text:span></text:p>
      <text:p text:style-name="Preformatted_20_Text"><text:span text:style-name="Source_20_Text"><text:s text:c="2"/>&lt;code&gt;</text:span></text:p>
      <text:p text:style-name="Preformatted_20_Text"><text:span text:style-name="Source_20_Text"><text:s text:c="4"/>body {</text:span></text:p>
      <text:p text:style-name="Preformatted_20_Text"><text:span text:style-name="Source_20_Text"><text:s text:c="6"/>color: red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&lt;/code&gt;</text:span></text:p>
      <text:p text:style-name="P1"><text:span text:style-name="Source_20_Text">&lt;/pre&gt;</text:span></text:p>
      <text:p text:style-name="Text_20_body">When using the <text:span text:style-name="Source_20_Text">pre</text:span> element, you will need to be mindful of spacing because it will display exactly as written inside the HTML document.</text:p>
      <text:p text:style-name="Text_20_body">In the browser, you will see that the code is indented several spaces to the right. If you were to change the indentation in the code example, then you will see a difference in indentation on the screen.</text:p>
      <text:p text:style-name="Text_20_body">When it comes to including code examples inside your HTML document, you should use the <text:span text:style-name="Source_20_Text">code</text:span> element for short inline examples.</text:p>
      <text:p text:style-name="Text_20_body">If you need to display longer code snippets, then you will need to use the <text:span text:style-name="Source_20_Text">pre</text:span> and <text:span text:style-name="Source_20_Text">code</text:span> element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5:12:47.317000000</meta:creation-date>
    <dc:date>2025-03-17T15:13:08.251000000</dc:date>
    <meta:editing-duration>PT21S</meta:editing-duration>
    <meta:editing-cycles>1</meta:editing-cycles>
    <meta:document-statistic meta:table-count="0" meta:image-count="0" meta:object-count="0" meta:page-count="1" meta:paragraph-count="22" meta:word-count="297" meta:character-count="1665" meta:non-whitespace-character-count="1368"/>
    <meta:generator>LibreOffice/7.3.4.2$Windows_X86_64 LibreOffice_project/728fec16bd5f605073805c3c9e7c4212a0120dc5</meta:generator>
  </office:meta>
</office:document-meta>
</file>